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2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Velocity of Growth</text:p>
          </table:table-cell>
          <table:table-cell table:style-name="Default" office:value-type="string" calcext:value-type="string">
            <text:p>Normalized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3.19101553242421" calcext:value-type="float">
            <text:p>3,19</text:p>
          </table:table-cell>
          <table:table-cell office:value-type="float" office:value="-0.664550499564259" calcext:value-type="float">
            <text:p>-0,66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3.16352838037756" calcext:value-type="float">
            <text:p>3,16</text:p>
          </table:table-cell>
          <table:table-cell office:value-type="float" office:value="-0.701117374609689" calcext:value-type="float">
            <text:p>-0,7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3.15774979303157" calcext:value-type="float">
            <text:p>3,16</text:p>
          </table:table-cell>
          <table:table-cell office:value-type="float" office:value="-0.708804780022265" calcext:value-type="float">
            <text:p>-0,7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3.1486253790691" calcext:value-type="float">
            <text:p>3,15</text:p>
          </table:table-cell>
          <table:table-cell office:value-type="float" office:value="-0.720943225819133" calcext:value-type="float">
            <text:p>-0,72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3.08868706463935" calcext:value-type="float">
            <text:p>3,09</text:p>
          </table:table-cell>
          <table:table-cell office:value-type="float" office:value="-0.800680728288155" calcext:value-type="float">
            <text:p>-0,80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3.07324344793183" calcext:value-type="float">
            <text:p>3,07</text:p>
          </table:table-cell>
          <table:table-cell office:value-type="float" office:value="-0.821225774258525" calcext:value-type="float">
            <text:p>-0,82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3.06254519767483" calcext:value-type="float">
            <text:p>3,06</text:p>
          </table:table-cell>
          <table:table-cell office:value-type="float" office:value="-0.835457935512938" calcext:value-type="float">
            <text:p>-0,84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3.06050050591811" calcext:value-type="float">
            <text:p>3,06</text:p>
          </table:table-cell>
          <table:table-cell office:value-type="float" office:value="-0.838178042268544" calcext:value-type="float">
            <text:p>-0,84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3.04226386520324" calcext:value-type="float">
            <text:p>3,04</text:p>
          </table:table-cell>
          <table:table-cell office:value-type="float" office:value="-0.862438720898957" calcext:value-type="float">
            <text:p>-0,86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.0355110201931" calcext:value-type="float">
            <text:p>3,04</text:p>
          </table:table-cell>
          <table:table-cell office:value-type="float" office:value="-0.871422206684166" calcext:value-type="float">
            <text:p>-0,87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3.03138306196849" calcext:value-type="float">
            <text:p>3,03</text:p>
          </table:table-cell>
          <table:table-cell office:value-type="float" office:value="-0.876913737139409" calcext:value-type="float">
            <text:p>-0,8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3.02472870148446" calcext:value-type="float">
            <text:p>3,02</text:p>
          </table:table-cell>
          <table:table-cell office:value-type="float" office:value="-0.885766206391722" calcext:value-type="float">
            <text:p>-0,89</text:p>
          </table:table-cell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2.98241351033092" calcext:value-type="float">
            <text:p>2,98</text:p>
          </table:table-cell>
          <table:table-cell office:value-type="float" office:value="-0.942059208475341" calcext:value-type="float">
            <text:p>-0,94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.94701455691929" calcext:value-type="float">
            <text:p>2,95</text:p>
          </table:table-cell>
          <table:table-cell office:value-type="float" office:value="-0.989151359162504" calcext:value-type="float">
            <text:p>-0,99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.92826872729963" calcext:value-type="float">
            <text:p>2,93</text:p>
          </table:table-cell>
          <table:table-cell office:value-type="float" office:value="-1.01408942506914" calcext:value-type="float">
            <text:p>-1,01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2.90313913108987" calcext:value-type="float">
            <text:p>2,90</text:p>
          </table:table-cell>
          <table:table-cell office:value-type="float" office:value="-1.04751998211574" calcext:value-type="float">
            <text:p>-1,05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.89992567773458" calcext:value-type="float">
            <text:p>2,90</text:p>
          </table:table-cell>
          <table:table-cell office:value-type="float" office:value="-1.05179492289926" calcext:value-type="float">
            <text:p>-1,0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.79097987428662" calcext:value-type="float">
            <text:p>2,79</text:p>
          </table:table-cell>
          <table:table-cell office:value-type="float" office:value="-1.19672836579083" calcext:value-type="float">
            <text:p>-1,20</text:p>
          </table:table-cell>
        </table:table-row>
        <table:table-row table:style-name="ro1">
          <table:table-cell office:value-type="string" calcext:value-type="string">
            <text:p>Hong Kong SAR, China</text:p>
          </table:table-cell>
          <table:table-cell office:value-type="float" office:value="2.74173270149042" calcext:value-type="float">
            <text:p>2,74</text:p>
          </table:table-cell>
          <table:table-cell office:value-type="float" office:value="-1.26224316379257" calcext:value-type="float">
            <text:p>-1,26</text:p>
          </table:table-cell>
        </table:table-row>
        <table:table-row table:style-name="ro1">
          <table:table-cell office:value-type="string" calcext:value-type="string">
            <text:p>Virgin Islands (U.S.)</text:p>
          </table:table-cell>
          <table:table-cell office:value-type="float" office:value="2.60788250583208" calcext:value-type="float">
            <text:p>2,61</text:p>
          </table:table-cell>
          <table:table-cell office:value-type="float" office:value="-1.44030756897858" calcext:value-type="float">
            <text:p>-1,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7T18:24:51.111770407</dc:date>
    <meta:document-statistic meta:table-count="1" meta:cell-count="62" meta:object-count="0"/>
    <meta:generator>LibreOffice/4.2.8.2$Linux_X86_64 LibreOffice_project/420m0$Build-2</meta:generator>
  </office:meta>
</office:document-meta>
</file>